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13c" officeooo:paragraph-rsid="00178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 : <text:a xlink:type="simple" xlink:href="https://shemomfr.github.io/OC_p7_moshe_frydmann/" text:style-name="Internet_20_link" text:visited-style-name="Visited_20_Internet_20_Link">https://shemomfr.github.io/OC_p7_moshe_frydmann/</text:a></text:p>
      <text:p text:style-name="P1">Github (branche Master) : <text:a xlink:type="simple" xlink:href="https://github.com/ShemoMFR/OC_p7_moshe_frydmann" text:style-name="Internet_20_link" text:visited-style-name="Visited_20_Internet_20_Link">https://github.com/ShemoMFR/OC_p7_moshe_frydmann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0:53:01.704566534</meta:creation-date>
    <dc:date>2021-10-27T10:54:00.836435741</dc:date>
    <meta:editing-duration>PT59S</meta:editing-duration>
    <meta:editing-cycles>1</meta:editing-cycles>
    <meta:document-statistic meta:table-count="0" meta:image-count="0" meta:object-count="0" meta:page-count="1" meta:paragraph-count="2" meta:word-count="8" meta:character-count="129" meta:non-whitespace-character-count="123"/>
    <meta:generator>LibreOffice/6.4.7.2$Linux_X86_64 LibreOffice_project/40$Build-2</meta:generator>
  </office:meta>
</office:document-meta>
</file>